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 fo:font-size="14pt" style:font-size-asian="14pt" style:font-size-complex="14pt"/>
    </style:style>
    <style:style style:name="P7" style:family="paragraph" style:parent-style-name="Text_20_body" style:list-style-name="L1">
      <style:text-properties style:font-name="Cambri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Cambria1" style:font-style-asian="italic" style:font-name-complex="Cambria1" style:font-style-complex="italic"/>
    </style:style>
    <style:style style:name="T7" style:family="text">
      <style:text-properties fo:language="en" fo:country="US" style:font-name-asian="Cambria1" style:font-name-complex="Cambria1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0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Cambria1" fo:font-size="12pt" fo:language="en" fo:country="US" style:font-name-asian="Cambria1" style:font-size-asian="12pt" style:font-name-complex="Cambria1" style:font-size-complex="12pt"/>
    </style:style>
    <style:style style:name="T12" style:family="text">
      <style:text-properties style:font-name="Cambria1" fo:language="en" fo:country="US" style:font-name-asian="Cambria1" style:font-name-complex="Cambria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67.png" xlink:type="simple" xlink:show="embed" xlink:actuate="onLoad"/></draw:frame></text:p>
          </table:table-cell>
          <table:table-cell table:style-name="Table1.B1" office:value-type="string">
            <text:h text:style-name="P5" text:outline-level="1">Один из многих по выбору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4">C</text:span><text:span text:style-name="T8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67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<text:span text:style-name="T3">специальный</text:span> алгоритм формирования вектора <text:span text:style-name="T2">выходных</text:span> логических сигналов в зависимости от значения <text:span text:style-name="T2">входного</text:span> скалярного сигнала, <text:span text:style-name="T2">округленного</text:span> до целого.</text:p>
            <text:p text:style-name="P6"><text:span text:style-name="T1">Алгоритм</text:span> работы блока:</text:p>
            <text:p text:style-name="P6">Если в процессе моделирования скалярный входной сигнал при округлении до целого равен <text:span text:style-name="T5">M</text:span><text:span text:style-name="T4"> </text:span>(<text:span text:style-name="T5">1 </text:span><text:span text:style-name="T6">≤ M ≤ N</text:span><text:span text:style-name="T7">)</text:span>, где <text:span text:style-name="T5">N</text:span><text:span text:style-name="T4"> </text:span>– размерность <text:span text:style-name="T2">вектора</text:span> <text:span text:style-name="T2">выхода</text:span>), то в векторе выхода тип <text:span text:style-name="T1">TRUE</text:span> (активный) имеет только <text:span text:style-name="T5">M</text:span>-ый сигнал, а все остальные сигналы в векторе выхода соответствуют типу <text:span text:style-name="T1">FALSE</text:span> (неактивный).</text:p>
            <text:p text:style-name="P6">Если значение входного скалярного сигнала, округленное до целого, меньше <text:span text:style-name="T1">1</text:span> или больше <text:span text:style-name="T5">N</text:span>, то все сигналы в векторе выхода соответствуют типу <text:span text:style-name="T1">FALSE</text:span>.</text:p>
            <text:p text:style-name="P6"><text:span text:style-name="T9">Свойство</text:span>:</text:p>
            <text:list xml:id="list5301202017389127652" text:style-name="L1">
              <text:list-item>
                <text:p text:style-name="P7">Размерность выходного вектора — размерность выходного и входного сигналов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дин из многих по выбору</dc:title>
    <dc:date>2014-12-16T20:47:57.40</dc:date>
    <meta:generator>OpenOffice/4.1.1$Win32 OpenOffice.org_project/411m6$Build-9775</meta:generator>
    <meta:editing-duration>PT2H11M23S</meta:editing-duration>
    <meta:editing-cycles>109</meta:editing-cycles>
    <meta:document-statistic meta:table-count="1" meta:image-count="2" meta:object-count="0" meta:page-count="1" meta:paragraph-count="12" meta:word-count="116" meta:character-count="769"/>
  </office:meta>
</office:document-meta>
</file>